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Allocations</text:h>
      <text:p text:style-name="Text_20_body">Allocations are used to give organizations time on a certain season associated with a certain Building and Resource(s) in the booking system. Within their own allocation, the organization is able to create bookings for their own groups. If there is a cost for the organization, this should be added to the allocation and not the booking since the organization blocks the resources for other usage. </text:p>
      <text:p text:style-name="Text_20_body">The allocation view shows all the allocations in the system. They are shown in a table where it is possible to sort on the different fields. It is also possible to search for allocations and to show hidden allocations through the choices in the top bar. It is also possible to create a new allocation manually from this view by clicking New allocation. However, it is recommended that you use the auto generated method instead found under Season.</text:p>
      <text:p text:style-name="Text_20_body">The table view contains the following fields:</text:p>
      <text:list xml:id="list503057975" text:style-name="L1">
        <text:list-item>
          <text:p text:style-name="P1">Organization</text:p>
        </text:list-item>
        <text:list-item>
          <text:p text:style-name="P1">Season</text:p>
        </text:list-item>
        <text:list-item>
          <text:p text:style-name="P1">From date</text:p>
        </text:list-item>
        <text:list-item>
          <text:p text:style-name="P1">To date</text:p>
        </text:list-item>
      </text:list>
      <text:p text:style-name="Text_20_body">Through the field Organization it is possible to enter an allocation and see its content.</text:p>
      <text:h text:style-name="Heading_20_2" text:outline-level="2">New Allocation</text:h>
      <text:p text:style-name="Text_20_body">Although it is possible to create an allocation manually it is not recommended. The best way to create allocations is from the Season view. When creating an allocation manually you have to fill out the following:</text:p>
      <text:list xml:id="list290298778" text:style-name="L2">
        <text:list-item>
          <text:p text:style-name="P2">Building</text:p>
        </text:list-item>
        <text:list-item>
          <text:p text:style-name="P2">Season</text:p>
        </text:list-item>
        <text:list-item>
          <text:p text:style-name="P2">Resources</text:p>
        </text:list-item>
        <text:list-item>
          <text:p text:style-name="P2">Organization</text:p>
        </text:list-item>
        <text:list-item>
          <text:p text:style-name="P2">From date and time</text:p>
        </text:list-item>
        <text:list-item>
          <text:p text:style-name="P2">To date and time</text:p>
        </text:list-item>
        <text:list-item>
          <text:p text:style-name="P2">Cost</text:p>
        </text:list-item>
      </text:list>
      <text:p text:style-name="Text_20_body">Then press Save.</text:p>
      <text:h text:style-name="Heading_20_2" text:outline-level="2">Allocations</text:h>
      <text:p text:style-name="Text_20_body">When clicking on an Organization in the table you will see the allocation and all information the booking system has on it:</text:p>
      <text:list xml:id="list2154230701" text:style-name="L3">
        <text:list-item>
          <text:p text:style-name="P3">From date and time</text:p>
        </text:list-item>
        <text:list-item>
          <text:p text:style-name="P3">To date and time</text:p>
        </text:list-item>
        <text:list-item>
          <text:p text:style-name="P3">Season name</text:p>
        </text:list-item>
        <text:list-item>
          <text:p text:style-name="P3">Organization name</text:p>
        </text:list-item>
        <text:list-item>
          <text:p text:style-name="P3">Resources for the allocation. </text:p>
        </text:list-item>
      </text:list>
      <text:p text:style-name="Text_20_body"><text:soft-page-break/>Users with the right authorization are able to edit the allocation by clicking the Edit button.</text:p>
      <text:h text:style-name="Heading_20_2" text:outline-level="2">Edit Allocations</text:h>
      <text:p text:style-name="Text_20_body">Each allocation contains the following information:</text:p>
      <text:list xml:id="list1766618126" text:style-name="L4">
        <text:list-item>
          <text:p text:style-name="P4">Building</text:p>
        </text:list-item>
        <text:list-item>
          <text:p text:style-name="P4">Organization</text:p>
        </text:list-item>
        <text:list-item>
          <text:p text:style-name="P4">Active/Inactive</text:p>
        </text:list-item>
        <text:list-item>
          <text:p text:style-name="P4">Season</text:p>
        </text:list-item>
        <text:list-item>
          <text:p text:style-name="P4">Resource</text:p>
        </text:list-item>
        <text:list-item>
          <text:p text:style-name="P4">From date</text:p>
        </text:list-item>
        <text:list-item>
          <text:p text:style-name="P4">To date</text:p>
        </text:list-item>
        <text:list-item>
          <text:p text:style-name="P4">Cost</text:p>
        </text:list-item>
      </text:list>
      <text:p text:style-name="Text_20_body">It is possible to change the values on the allocation. The cost field is the most likely to be chan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5:06:53</meta:creation-date>
    <dc:date>2009-07-30T16:02:45</dc:date>
    <dc:creator>Fredrik Sjöberg</dc:creator>
    <meta:editing-duration>PT01H38M03S</meta:editing-duration>
    <meta:editing-cycles>9</meta:editing-cycles>
    <meta:generator>OpenOffice.org/3.1$Unix OpenOffice.org_project/310m11$Build-9399</meta:generator>
    <meta:document-statistic meta:table-count="0" meta:image-count="0" meta:object-count="0" meta:page-count="2" meta:paragraph-count="38" meta:word-count="344" meta:character-count="1931"/>
  </office:meta>
</office:document-meta>
</file>